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FD390A7FEC901577.png" manifest:media-type="image/png"/>
  <manifest:file-entry manifest:full-path="Pictures/1000000000000230000001A4547CD29837F1CE64.png" manifest:media-type="image/png"/>
  <manifest:file-entry manifest:full-path="Pictures/1000000000000230000001A46DF9D64F9C0EF751.png" manifest:media-type="image/png"/>
  <manifest:file-entry manifest:full-path="Pictures/1000000000000230000001A4609BCD5E874B1E53.png" manifest:media-type="image/png"/>
  <manifest:file-entry manifest:full-path="Pictures/1000000000000230000001A4B58B1644F15C8AA4.png" manifest:media-type="image/png"/>
  <manifest:file-entry manifest:full-path="Pictures/1000000000000230000001A46A7605EF05F671BE.png" manifest:media-type="image/png"/>
  <manifest:file-entry manifest:full-path="Pictures/1000000000000230000001A41BA24C5FE9969FC5.png" manifest:media-type="image/png"/>
  <manifest:file-entry manifest:full-path="Pictures/1000000000000230000001A4EC671C074C65F354.png" manifest:media-type="image/png"/>
  <manifest:file-entry manifest:full-path="Pictures/1000000000000230000001A40C63AFC15661FE2E.png" manifest:media-type="image/png"/>
  <manifest:file-entry manifest:full-path="Pictures/1000000000000230000001A485CC7DE204B1442D.png" manifest:media-type="image/png"/>
  <manifest:file-entry manifest:full-path="Pictures/1000000000000230000001A49B75093DE2B1BEAD.png" manifest:media-type="image/png"/>
  <manifest:file-entry manifest:full-path="Pictures/1000000000000230000001A42B3089B3567BCC7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145cm" svg:y="-2cm" svg:width="13.797cm" svg:height="10.349cm" draw:z-index="0"><draw:image xlink:href="Pictures/1000000000000230000001A4609BCD5E874B1E53.png" xlink:type="simple" xlink:show="embed" xlink:actuate="onLoad" loext:mime-type="image/png"/></draw:frame><draw:frame draw:style-name="fr1" draw:name="Image2" text:anchor-type="paragraph" svg:x="12.651cm" svg:y="-1.976cm" svg:width="13.764cm" svg:height="10.324cm" draw:z-index="1"><draw:image xlink:href="Pictures/1000000000000230000001A4EC671C074C65F354.png" xlink:type="simple" xlink:show="embed" xlink:actuate="onLoad" loext:mime-type="image/png"/></draw:frame><draw:frame draw:style-name="fr1" draw:name="Image3" text:anchor-type="paragraph" svg:x="5.117cm" svg:y="8.733cm" svg:width="13.69cm" svg:height="10.268cm" draw:z-index="2"><draw:image xlink:href="Pictures/1000000000000230000001A4B58B1644F15C8AA4.png" xlink:type="simple" xlink:show="embed" xlink:actuate="onLoad" loext:mime-type="image/png"/></draw:frame></text:p>
      <text:p text:style-name="P1"><draw:frame draw:style-name="fr1" draw:name="Image4" text:anchor-type="paragraph" svg:x="-0.744cm" svg:y="-1.963cm" svg:width="13.739cm" svg:height="10.305cm" draw:z-index="3"><draw:image xlink:href="Pictures/1000000000000230000001A41BA24C5FE9969FC5.png" xlink:type="simple" xlink:show="embed" xlink:actuate="onLoad" loext:mime-type="image/png"/></draw:frame><draw:frame draw:style-name="fr1" draw:name="Image5" text:anchor-type="paragraph" svg:x="12.993cm" svg:y="-1.933cm" svg:width="13.698cm" svg:height="10.275cm" draw:z-index="4"><draw:image xlink:href="Pictures/1000000000000230000001A40C63AFC15661FE2E.png" xlink:type="simple" xlink:show="embed" xlink:actuate="onLoad" loext:mime-type="image/png"/></draw:frame><draw:frame draw:style-name="fr1" draw:name="Image6" text:anchor-type="paragraph" svg:x="6.003cm" svg:y="8.666cm" svg:width="13.78cm" svg:height="10.335cm" draw:z-index="5"><draw:image xlink:href="Pictures/1000000000000230000001A4547CD29837F1CE64.png" xlink:type="simple" xlink:show="embed" xlink:actuate="onLoad" loext:mime-type="image/png"/></draw:frame></text:p>
      <text:p text:style-name="P1"><draw:frame draw:style-name="fr1" draw:name="Image7" text:anchor-type="paragraph" svg:x="12.846cm" svg:y="-1.884cm" svg:width="13.744cm" svg:height="10.308cm" draw:z-index="6"><draw:image xlink:href="Pictures/1000000000000230000001A46A7605EF05F671BE.png" xlink:type="simple" xlink:show="embed" xlink:actuate="onLoad" loext:mime-type="image/png"/></draw:frame><draw:frame draw:style-name="fr1" draw:name="Image8" text:anchor-type="paragraph" svg:x="5.727cm" svg:y="8.632cm" svg:width="13.78cm" svg:height="10.335cm" draw:z-index="7"><draw:image xlink:href="Pictures/1000000000000230000001A485CC7DE204B1442D.png" xlink:type="simple" xlink:show="embed" xlink:actuate="onLoad" loext:mime-type="image/png"/></draw:frame><draw:frame draw:style-name="fr1" draw:name="Image9" text:anchor-type="paragraph" svg:x="-1.069cm" svg:y="-1.88cm" svg:width="13.739cm" svg:height="10.305cm" draw:z-index="8"><draw:image xlink:href="Pictures/1000000000000230000001A4FD390A7FEC901577.png" xlink:type="simple" xlink:show="embed" xlink:actuate="onLoad" loext:mime-type="image/png"/></draw:frame></text:p>
      <text:p text:style-name="P1"><draw:frame draw:style-name="fr1" draw:name="Image11" text:anchor-type="paragraph" svg:x="6.461cm" svg:y="8.698cm" svg:width="13.737cm" svg:height="10.303cm" draw:z-index="10"><draw:image xlink:href="Pictures/1000000000000230000001A49B75093DE2B1BEAD.png" xlink:type="simple" xlink:show="embed" xlink:actuate="onLoad" loext:mime-type="image/png"/></draw:frame><draw:frame draw:style-name="fr1" draw:name="Image12" text:anchor-type="paragraph" svg:x="-0.852cm" svg:y="-1.838cm" svg:width="13.739cm" svg:height="10.305cm" draw:z-index="11"><draw:image xlink:href="Pictures/1000000000000230000001A42B3089B3567BCC79.png" xlink:type="simple" xlink:show="embed" xlink:actuate="onLoad" loext:mime-type="image/png"/></draw:frame><draw:frame draw:style-name="fr1" draw:name="Image10" text:anchor-type="paragraph" svg:x="12.885cm" svg:y="-1.843cm" svg:width="13.746cm" svg:height="10.31cm" draw:z-index="9"><draw:image xlink:href="Pictures/1000000000000230000001A46DF9D64F9C0EF7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3:47:13.650000000</meta:creation-date>
    <dc:date>2018-02-28T14:03:43.148000000</dc:date>
    <meta:editing-duration>PT42S</meta:editing-duration>
    <meta:editing-cycles>1</meta:editing-cycles>
    <meta:document-statistic meta:table-count="0" meta:image-count="12" meta:object-count="0" meta:page-count="4" meta:paragraph-count="0" meta:word-count="0" meta:character-count="0" meta:non-whitespace-character-count="0"/>
    <meta:generator>LibreOffice/6.0.1.1$Windows_x86 LibreOffice_project/60bfb1526849283ce2491346ed2aa51c465abfe6</meta:generator>
  </office:meta>
</office:document-meta>
</file>